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90000002E16DFA80C595FDF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padding="0.097cm" fo:border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17cm" style:rel-column-width="65535*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fo:font-weight="normal" officeooo:rsid="000e4474" officeooo:paragraph-rsid="000e4474" style:font-size-asian="16pt" style:language-asian="zh" style:country-asian="CN" style:font-weight-asian="normal" style:font-size-complex="18.25pt" style:font-weight-complex="normal"/>
    </style:style>
    <style:style style:name="P2" style:family="paragraph" style:parent-style-name="Standard">
      <style:text-properties fo:font-size="18.25pt" fo:font-weight="normal" officeooo:rsid="000e879e" officeooo:paragraph-rsid="000e879e" style:font-size-asian="16pt" style:language-asian="zh" style:country-asian="CN" style:font-weight-asian="normal" style:font-size-complex="18.25pt" style:font-weight-complex="normal"/>
    </style:style>
    <style:style style:name="P3" style:family="paragraph" style:parent-style-name="Standard">
      <style:text-properties fo:font-size="18.25pt" fo:font-weight="normal" officeooo:rsid="000f22bb" officeooo:paragraph-rsid="000f22bb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22pt" fo:font-weight="bold" officeooo:rsid="000aedb9" officeooo:paragraph-rsid="000aedb9" style:font-size-asian="22pt" style:language-asian="zh" style:country-asian="CN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0c61a0" officeooo:paragraph-rsid="000c61a0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0e4474" officeooo:paragraph-rsid="000e4474" style:font-size-asian="22pt" style:language-asian="zh" style:country-asian="CN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0e879e" officeooo:paragraph-rsid="000e879e" style:font-size-asian="22pt" style:language-asian="zh" style:country-asian="CN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0f22bb" officeooo:paragraph-rsid="000f22bb" style:font-size-asian="22pt" style:language-asian="zh" style:country-asian="CN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10eb70" officeooo:paragraph-rsid="0010eb70" style:font-size-asian="22pt" style:language-asian="zh" style:country-asian="CN" style:font-weight-asian="bold" style:font-size-complex="22pt" style:font-weight-complex="bold"/>
    </style:style>
    <style:style style:name="P10" style:family="paragraph" style:parent-style-name="Standard">
      <style:text-properties fo:font-size="16pt" officeooo:rsid="0006993f" officeooo:paragraph-rsid="0006993f" style:font-size-asian="16pt" style:font-size-complex="16pt"/>
    </style:style>
    <style:style style:name="P11" style:family="paragraph" style:parent-style-name="Standard">
      <style:text-properties fo:font-size="16pt" officeooo:rsid="0007e96d" officeooo:paragraph-rsid="0007e96d" style:font-size-asian="16pt" style:language-asian="zh" style:country-asian="CN" style:font-size-complex="16pt"/>
    </style:style>
    <style:style style:name="P12" style:family="paragraph" style:parent-style-name="Standard">
      <style:text-properties fo:font-size="16pt" officeooo:rsid="00090ab0" officeooo:paragraph-rsid="00090ab0" style:font-size-asian="16pt" style:language-asian="zh" style:country-asian="CN" style:font-size-complex="16pt"/>
    </style:style>
    <style:style style:name="P13" style:family="paragraph" style:parent-style-name="Standard">
      <style:text-properties fo:font-size="16pt" officeooo:rsid="000aedb9" officeooo:paragraph-rsid="000aedb9" style:font-size-asian="16pt" style:language-asian="zh" style:country-asian="CN" style:font-size-complex="16pt"/>
    </style:style>
    <style:style style:name="P14" style:family="paragraph" style:parent-style-name="Standard">
      <style:text-properties fo:font-size="16pt" fo:font-weight="normal" officeooo:rsid="000c61a0" officeooo:paragraph-rsid="000c61a0" style:font-size-asian="16pt" style:language-asian="zh" style:country-asian="CN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0eb70" officeooo:paragraph-rsid="0010eb70" style:font-size-asian="16pt" style:language-asian="zh" style:country-asian="CN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2e3ac" officeooo:paragraph-rsid="0012e3ac" style:font-size-asian="16pt" style:language-asian="zh" style:country-asian="CN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13bb0a" officeooo:paragraph-rsid="0013bb0a" style:font-size-asian="16pt" style:language-asian="zh" style:country-asian="CN" style:font-weight-asian="normal" style:font-size-complex="16pt" style:font-weight-complex="normal"/>
    </style:style>
    <style:style style:name="P18" style:family="paragraph" style:parent-style-name="Standard">
      <style:text-properties fo:font-size="18pt" fo:font-weight="bold" officeooo:rsid="0012e3ac" officeooo:paragraph-rsid="0012e3ac" style:font-size-asian="18pt" style:language-asian="zh" style:country-asian="CN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3bb0a" officeooo:paragraph-rsid="0013bb0a" style:font-size-asian="18pt" style:language-asian="zh" style:country-asian="CN" style:font-weight-asian="bold" style:font-size-complex="18pt" style:font-weight-complex="bold"/>
    </style:style>
    <style:style style:name="P20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21" style:family="paragraph" style:parent-style-name="Table_20_Contents">
      <style:text-properties fo:font-size="16pt" officeooo:rsid="0007e96d" officeooo:paragraph-rsid="0007e96d" style:font-size-asian="16pt" style:font-size-complex="16pt"/>
    </style:style>
    <style:style style:name="P22" style:family="paragraph" style:parent-style-name="Table_20_Contents">
      <style:text-properties fo:font-size="16pt" officeooo:rsid="00090ab0" officeooo:paragraph-rsid="00090ab0" style:font-size-asian="16pt" style:font-size-complex="16pt"/>
    </style:style>
    <style:style style:name="P23" style:family="paragraph" style:parent-style-name="Table_20_Contents">
      <style:text-properties fo:font-size="16pt" officeooo:rsid="000c61a0" officeooo:paragraph-rsid="000c61a0" style:font-size-asian="16pt" style:font-size-complex="16pt"/>
    </style:style>
    <style:style style:name="P24" style:family="paragraph" style:parent-style-name="Table_20_Contents">
      <style:text-properties fo:font-size="16pt" officeooo:rsid="0010eb70" officeooo:paragraph-rsid="0010eb70" style:font-size-asian="16pt" style:font-size-complex="16pt"/>
    </style:style>
    <style:style style:name="P25" style:family="paragraph" style:parent-style-name="Table_20_Contents">
      <style:text-properties fo:font-size="16pt" officeooo:rsid="0012e3ac" officeooo:paragraph-rsid="0012e3ac" style:font-size-asian="16pt" style:font-size-complex="16pt"/>
    </style:style>
    <style:style style:name="P26" style:family="paragraph" style:parent-style-name="Table_20_Contents">
      <style:text-properties fo:font-size="16pt" officeooo:rsid="0013bb0a" officeooo:paragraph-rsid="0013bb0a" style:font-size-asian="16pt" style:font-size-complex="16pt"/>
    </style:style>
    <style:style style:name="P27" style:family="paragraph" style:parent-style-name="Table_20_Contents">
      <style:text-properties fo:font-size="18.25pt" officeooo:rsid="000e4474" officeooo:paragraph-rsid="000e4474" style:font-size-asian="16pt" style:font-size-complex="18.25pt"/>
    </style:style>
    <style:style style:name="P28" style:family="paragraph" style:parent-style-name="Table_20_Contents">
      <style:text-properties fo:font-size="18.25pt" officeooo:rsid="000e879e" officeooo:paragraph-rsid="000e879e" style:font-size-asian="16pt" style:font-size-complex="18.25pt"/>
    </style:style>
    <style:style style:name="P29" style:family="paragraph" style:parent-style-name="Table_20_Contents">
      <style:text-properties fo:font-size="18.25pt" officeooo:rsid="000f22bb" officeooo:paragraph-rsid="000f22bb" style:font-size-asian="16pt" style:font-size-complex="18.25pt"/>
    </style:style>
    <style:style style:name="P30" style:family="paragraph" style:parent-style-name="Table_20_Contents">
      <style:text-properties fo:font-size="22pt" officeooo:rsid="0010eb70" officeooo:paragraph-rsid="0010eb70" style:font-size-asian="22pt" style:font-size-complex="22pt"/>
    </style:style>
    <style:style style:name="T1" style:family="text">
      <style:text-properties style:font-name-asian="宋体"/>
    </style:style>
    <style:style style:name="T2" style:family="text">
      <style:text-properties style:language-asian="zh" style:country-asian="CN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<text:span text:style-name="T1">属性操作</text:span></text:p>
      <text:p text:style-name="P10"><text:span text:style-name="T3">attr():</text:span> 获取属性和设置属性</text:p>
      <text:p text:style-name="P10">当为该方法传递一个参数时, 即为某元素的获取指定属性</text:p>
      <text:p text:style-name="P10">当为该方法传递两个参数时, 即为某元素设置指定属性的值</text:p>
      <text:p text:style-name="P11">获得属性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1">function getattr() {</text:p>
            <text:p text:style-name="P21"><text:tab/>//获得元素的属性</text:p>
            <text:p text:style-name="P21"><text:tab/>var srcval=$("#myimg").attr("src");</text:p>
            <text:p text:style-name="P21"><text:tab/>alert(srcval);</text:p>
            <text:p text:style-name="P21">}</text:p>
          </table:table-cell>
        </table:table-row>
      </table:table>
      <text:p text:style-name="P11">设置属性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1">function setattr() {</text:p>
            <text:p text:style-name="P21"><text:tab/>/* $("#myimg").attr("width","1000"); */</text:p>
            <text:p text:style-name="P21"><text:tab/>$("#myimg").attr({src:"xxx",width:100,alt:"图片不存在"});<text:span text:style-name="T2">\</text:span></text:p>
            <text:p text:style-name="P21">}</text:p>
          </table:table-cell>
        </table:table-row>
      </table:table>
      <text:p text:style-name="P12">删除属性</text:p>
      <text:p text:style-name="P4">removeAttr(): 删除指定元素的指定属性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2">function deleteattr() {</text:p>
            <text:p text:style-name="P22"><text:tab/>$("#myimg").removeAttr("src");</text:p>
            <text:p text:style-name="P22">}</text:p>
          </table:table-cell>
        </table:table-row>
      </table:table>
      <text:p text:style-name="P13">jQuery 中有很多方法都是一个函数实现获取和设置. 如: attr(), html(), text(), val(), height(), width(), css() 等.</text:p>
      <text:p text:style-name="P13"/>
      <text:p text:style-name="P5"><text:s/>html()</text:p>
      <text:p text:style-name="P14">获取html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3">var htmtxt=$("#div1").html();</text:p>
          </table:table-cell>
        </table:table-row>
      </table:table>
      <text:p text:style-name="P14"/>
      <text:p text:style-name="P14">设置html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3"><text:tab/>$("#div1").html("&lt;font color='red'&gt;div1&lt;/font&gt;");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text()</text:p>
      <text:p text:style-name="P1">获取html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7">var htmtxt=$("#div1").text();</text:p>
          </table:table-cell>
        </table:table-row>
      </table:table>
      <text:p text:style-name="P1"/>
      <text:p text:style-name="P1">设置html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7">$("#div1").text("<text:span text:style-name="T2">xxxxxxx</text:span>");</text:p>
          </table:table-cell>
        </table:table-row>
      </table:table>
      <text:p text:style-name="P1"/>
      <text:p text:style-name="P7">Val()</text:p>
      <text:p text:style-name="P2">获取值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28">alert($("#username").val());</text:p>
          </table:table-cell>
        </table:table-row>
      </table:table>
      <text:p text:style-name="P2"/>
      <text:p text:style-name="P2">设置值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28">$("#username").val("66666");</text:p>
          </table:table-cell>
        </table:table-row>
      </table:table>
      <text:p text:style-name="P7"/>
      <text:p text:style-name="P8">Css()</text:p>
      <text:p text:style-name="P3">设置css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29">$("#username").css({background:"green",border:"2px solid yellow"});</text:p>
          </table:table-cell>
        </table:table-row>
      </table:table>
      <text:p text:style-name="P3"/>
      <text:p text:style-name="P3"/>
      <text:p text:style-name="P9">样式操作</text:p>
      <text:p text:style-name="P15">获取 class 和设置 class : class 是元素的一个属性, 所以获取 class 和设置 class 都可以使用 attr() 方法来完成.</text:p>
      <text:p text:style-name="P9">追加样式: addClass() 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30">function setclass() {</text:p>
            <text:p text:style-name="P30"><text:tab/>$("#div1").addClass("c2");</text:p>
            <text:p text:style-name="P30">}</text:p>
          </table:table-cell>
        </table:table-row>
      </table:table>
      <text:p text:style-name="P15"><text:span text:style-name="T3">移除样式: removeClass() </text:span>--- 从匹配的元素中删除全部或指定的 class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24">function deleteclass() {</text:p>
            <text:p text:style-name="P24"><text:tab/>$("#div1").removeClass();</text:p>
          </table:table-cell>
        </table:table-row>
      </table:table>
      <text:p text:style-name="P16"><text:soft-page-break/><text:span text:style-name="T3">切换样式: toggleClass()</text:span> <text:s/>--- 控制样式上的重复切换.如果类名存在则删除它, 如果类名不存在则添加它.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25">function togoclass() {</text:p>
            <text:p text:style-name="P25"><text:tab/>$("#div1").toggleClass("c2");</text:p>
            <text:p text:style-name="P25">}</text:p>
          </table:table-cell>
        </table:table-row>
      </table:table>
      <text:p text:style-name="P16"/>
      <text:p text:style-name="P16"/>
      <text:p text:style-name="P16"/>
      <text:p text:style-name="P16"><draw:frame draw:style-name="fr1" draw:name="图像1" text:anchor-type="paragraph" svg:x="0.101cm" svg:y="0.503cm" svg:width="7.433cm" svg:height="1.217cm" draw:z-index="0"><draw:image xlink:href="Pictures/10000000000001190000002E16DFA80C595FDFCE.png" xlink:type="simple" xlink:show="embed" xlink:actuate="onLoad"/></draw:frame></text:p>
      <text:p text:style-name="P16"/>
      <text:p text:style-name="P18"/>
      <text:p text:style-name="P19">练习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26">function myfocus(obj) {</text:p>
            <text:p text:style-name="P26"><text:tab/>//聚焦的时候，获得文本框的值</text:p>
            <text:p text:style-name="P26"><text:tab/>var val=$(obj).val();</text:p>
            <text:p text:style-name="P26"><text:tab/>//判断是否是原有值</text:p>
            <text:p text:style-name="P26"><text:tab/>if(val=="请输入电话/邮箱/用户名"){</text:p>
            <text:p text:style-name="P26"><text:tab/><text:tab/>//把值制空</text:p>
            <text:p text:style-name="P26"><text:tab/><text:tab/>$(obj).val("");</text:p>
            <text:p text:style-name="P26"><text:tab/><text:tab/>//删除样式</text:p>
            <text:p text:style-name="P26"><text:tab/><text:tab/>$(obj).removeClass();</text:p>
            <text:p text:style-name="P26"><text:tab/>}</text:p>
            <text:p text:style-name="P26"><text:tab/></text:p>
            <text:p text:style-name="P26"><text:tab/></text:p>
            <text:p text:style-name="P26">}</text:p>
            <text:p text:style-name="P26"/>
            <text:p text:style-name="P26">function myblur(obj) {</text:p>
            <text:p text:style-name="P26"><text:tab/>//离开焦点,没有内容</text:p>
            <text:p text:style-name="P26"><text:tab/>if($(obj).val()==""){</text:p>
            <text:p text:style-name="P26"><text:tab/><text:tab/>//把原有的内容添加获取</text:p>
            <text:p text:style-name="P26"><text:tab/><text:tab/>$(obj).val("请输入电话/邮箱/用户名");</text:p>
            <text:p text:style-name="P26"><text:tab/><text:tab/>//把样式加上</text:p>
            <text:p text:style-name="P26"><text:tab/><text:tab/>$(obj).addClass("username");s</text:p>
            <text:p text:style-name="P26"><text:tab/>}</text:p>
            <text:p text:style-name="P26"><text:tab/></text:p>
            <text:p text:style-name="P26"><text:tab/></text:p>
            <text:p text:style-name="P26">}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S</meta:editing-duration>
    <meta:editing-cycles>12</meta:editing-cycles>
    <meta:generator>LibreOffice/5.3.0.3$Windows_X86_64 LibreOffice_project/7074905676c47b82bbcfbea1aeefc84afe1c50e1</meta:generator>
    <dc:date>2018-04-01T16:23:09.222000000</dc:date>
    <meta:document-statistic meta:table-count="14" meta:image-count="1" meta:object-count="0" meta:page-count="3" meta:paragraph-count="77" meta:word-count="426" meta:character-count="1429" meta:non-whitespace-character-count="1327"/>
    <meta:user-defined meta:name="Info 1"/>
    <meta:user-defined meta:name="Info 2"/>
    <meta:user-defined meta:name="Info 3"/>
    <meta:user-defined meta:name="Info 4"/>
  </office:meta>
</office:document-meta>
</file>